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5f1" officeooo:paragraph-rsid="00166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ed cars are already being purchased and driven by many American motorists, and self driving technology is being developed as a breakneck speed. Many automakers are promising fully automated driving is right around the corner.</text:p>
      <text:p text:style-name="P1"/>
      <text:p text:style-name="P1">The question is, can our future self driving automobiles handle the criminal minded cyber-attacker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09:01:15.504205401</meta:creation-date>
    <dc:date>2017-07-23T09:10:48.055263587</dc:date>
    <meta:editing-duration>PT9M33S</meta:editing-duration>
    <meta:editing-cycles>1</meta:editing-cycles>
    <meta:document-statistic meta:table-count="0" meta:image-count="0" meta:object-count="0" meta:page-count="1" meta:paragraph-count="2" meta:word-count="49" meta:character-count="332" meta:non-whitespace-character-count="285"/>
    <meta:generator>LibreOffice/5.3.1.2$Linux_X86_64 LibreOffice_project/30m0$Build-2</meta:generator>
  </office:meta>
</office:document-meta>
</file>